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6.999cm" fo:margin-left="0cm" fo:margin-top="0cm" fo:margin-bottom="0cm" table:align="left" style:writing-mode="page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14.56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1cm" fo:margin-left="0.191cm" fo:margin-top="0cm" fo:margin-bottom="0cm" table:align="left" style:writing-mode="page"/>
    </style:style>
    <style:style style:name="Table2.A" style:family="table-column">
      <style:table-column-properties style:column-width="3.461cm"/>
    </style:style>
    <style:style style:name="Table2.B" style:family="table-column">
      <style:table-column-properties style:column-width="13.349cm"/>
    </style:style>
    <style:style style:name="Table2.1" style:family="table-row">
      <style:table-row-properties style:min-row-height="0.757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81cm" fo:margin-left="0.191cm" fo:margin-top="0cm" fo:margin-bottom="0cm" table:align="left" style:writing-mode="page"/>
    </style:style>
    <style:style style:name="Table3.A" style:family="table-column">
      <style:table-column-properties style:column-width="3.489cm"/>
    </style:style>
    <style:style style:name="Table3.B" style:family="table-column">
      <style:table-column-properties style:column-width="13.321cm"/>
    </style:style>
    <style:style style:name="Table3.1" style:family="table-row">
      <style:table-row-properties style:min-row-height="0.757cm"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.057cm" fo:margin-left="0.942cm" fo:margin-top="0cm" fo:margin-bottom="0cm" table:align="left" style:writing-mode="page"/>
    </style:style>
    <style:style style:name="Table4.A" style:family="table-column">
      <style:table-column-properties style:column-width="5.87cm"/>
    </style:style>
    <style:style style:name="Table4.B" style:family="table-column">
      <style:table-column-properties style:column-width="1.205cm"/>
    </style:style>
    <style:style style:name="Table4.C" style:family="table-column">
      <style:table-column-properties style:column-width="3.701cm"/>
    </style:style>
    <style:style style:name="Table4.D" style:family="table-column">
      <style:table-column-properties style:column-width="5.281cm"/>
    </style:style>
    <style:style style:name="Table4.1" style:family="table-row">
      <style:table-row-properties style:min-row-height="0.757cm"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min-row-height="0.416cm" fo:keep-together="auto"/>
    </style:style>
    <style:style style:name="Table5" style:family="table">
      <style:table-properties style:width="16.503cm" fo:margin-left="0.191cm" fo:margin-top="0cm" fo:margin-bottom="0cm" table:align="left" style:writing-mode="page"/>
    </style:style>
    <style:style style:name="Table5.A" style:family="table-column">
      <style:table-column-properties style:column-width="6.294cm"/>
    </style:style>
    <style:style style:name="Table5.B" style:family="table-column">
      <style:table-column-properties style:column-width="2.459cm"/>
    </style:style>
    <style:style style:name="Table5.C" style:family="table-column">
      <style:table-column-properties style:column-width="3.741cm"/>
    </style:style>
    <style:style style:name="Table5.D" style:family="table-column">
      <style:table-column-properties style:column-width="4.0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right="-0.004cm" fo:text-align="center" style:justify-single-word="false"/>
    </style:style>
    <style:style style:name="P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4" style:family="paragraph" style:parent-style-name="Standard">
      <style:paragraph-properties fo:margin-left="0.635cm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text-properties fo:font-size="12pt" style:font-size-asian="12pt" style:language-asian="ru" style:country-asian="RU" style:font-size-complex="12pt"/>
    </style:style>
    <style:style style:name="P6" style:family="paragraph" style:parent-style-name="Standard">
      <style:text-properties fo:font-size="12pt" fo:font-style="italic" style:font-size-asian="12pt" style:language-asian="ru" style:country-asian="RU" style:font-style-asian="italic" style:font-size-complex="12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color="#ff0000" loext:opacity="100%" fo:font-size="11pt" fo:font-style="italic" style:font-size-asian="11pt" style:font-style-asian="italic" style:font-size-complex="14pt" style:font-weight-complex="bold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ea6e9" officeooo:paragraph-rsid="001ea6e9" fo:background-color="transparent" style:font-size-asian="14pt" style:font-size-complex="14pt"/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2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23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24" style:family="paragraph" style:parent-style-name="Обычный2">
      <style:paragraph-properties fo:orphans="2" fo:widows="2"/>
      <style:text-properties fo:font-size="7pt" style:font-size-asian="7pt"/>
    </style:style>
    <style:style style:name="P25" style:family="paragraph" style:parent-style-name="Standard">
      <style:text-properties fo:font-size="7pt" style:font-size-asian="7pt"/>
    </style:style>
    <style:style style:name="P26" style:family="paragraph" style:parent-style-name="Standard">
      <style:text-properties officeooo:paragraph-rsid="0021ffe3"/>
    </style:style>
    <style:style style:name="P27" style:family="paragraph" style:parent-style-name="Standard">
      <style:text-properties fo:font-size="8pt" style:font-size-asian="8pt" style:font-size-complex="8pt"/>
    </style:style>
    <style:style style:name="P28" style:family="paragraph" style:parent-style-name="Standard">
      <style:paragraph-properties fo:line-height="150%" fo:text-align="justify" style:justify-single-word="false"/>
    </style:style>
    <style:style style:name="P29" style:family="paragraph" style:parent-style-name="Body_20_Text_20_3">
      <style:paragraph-properties fo:line-height="115%" fo:text-align="justify" style:justify-single-word="false"/>
      <style:text-properties officeooo:paragraph-rsid="00219352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21ffe3"/>
    </style:style>
    <style:style style:name="P31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32" style:family="paragraph" style:parent-style-name="Standard">
      <style:paragraph-properties fo:line-height="115%" fo:text-align="justify" style:justify-single-word="false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219352"/>
    </style:style>
    <style:style style:name="P34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35" style:family="paragraph" style:parent-style-name="Standard">
      <style:paragraph-properties fo:margin-top="0.212cm" fo:margin-bottom="0cm" style:contextual-spacing="false"/>
    </style:style>
    <style:style style:name="P36" style:family="paragraph" style:parent-style-name="Standard">
      <style:paragraph-properties fo:margin-top="0.212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37" style:family="paragraph" style:parent-style-name="Standard">
      <style:paragraph-properties fo:margin-top="0.212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background-color="transparent"/>
    </style:style>
    <style:style style:name="P3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9" style:family="paragraph" style:parent-style-name="Standard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P40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language-asian="ru" style:country-asian="RU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6pt" style:font-size-asian="6pt" style:font-size-complex="14pt" style:font-weight-complex="bold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2pt" style:font-size-asian="12pt" style:language-asian="ru" style:country-asian="RU" style:font-size-complex="12pt"/>
    </style:style>
    <style:style style:name="T8" style:family="text">
      <style:text-properties fo:text-transform="uppercase" fo:font-size="12pt" fo:font-weight="bold" style:font-size-asian="12pt" style:language-asian="ru" style:country-asian="RU" style:font-weight-asian="bold" style:font-size-complex="12pt"/>
    </style:style>
    <style:style style:name="T9" style:family="text">
      <style:text-properties fo:font-size="12pt" fo:font-weight="bold" style:font-size-asian="12pt" style:language-asian="ru" style:country-asian="RU" style:font-weight-asian="bold" style:font-size-complex="12pt"/>
    </style:style>
    <style:style style:name="T10" style:family="text">
      <style:text-properties fo:font-size="12pt" fo:font-style="italic" style:font-size-asian="12pt" style:language-asian="ru" style:country-asian="RU" style:font-style-asian="italic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4" style:family="text">
      <style:text-properties fo:color="#ff0000" loext:opacity="100%" fo:font-size="11pt" fo:font-style="italic" style:font-size-asian="11pt" style:font-style-asian="italic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17" style:family="text">
      <style:text-properties fo:font-size="14pt" fo:background-color="#ffff00" loext:char-shading-value="0" style:font-size-asian="14pt" style:font-size-complex="14pt" style:font-weight-complex="bold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fo:background-color="transparent" loext:char-shading-value="0" style:font-size-asian="14pt" style:font-size-complex="14pt" style:font-weight-complex="bold"/>
    </style:style>
    <style:style style:name="T20" style:family="text">
      <style:text-properties fo:font-size="14pt" officeooo:rsid="001ea6e9" fo:background-color="transparent" loext:char-shading-value="0" style:font-size-asian="14pt" style:font-size-complex="14pt" style:font-weight-complex="bold"/>
    </style:style>
    <style:style style:name="T21" style:family="text">
      <style:text-properties fo:font-size="11pt" fo:font-style="italic" style:font-size-asian="11pt" style:font-style-asian="italic"/>
    </style:style>
    <style:style style:name="T22" style:family="text">
      <style:text-properties fo:font-size="14pt" fo:background-color="transparent" loext:char-shading-value="0" style:font-size-asian="14pt" style:font-size-complex="14pt"/>
    </style:style>
    <style:style style:name="T23" style:family="text">
      <style:text-properties fo:font-size="14pt" fo:font-style="italic" style:font-size-asian="14pt" style:font-style-asian="italic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7pt" fo:font-weight="bold" style:font-size-asian="7pt" style:font-weight-asian="bold"/>
    </style:style>
    <style:style style:name="T27" style:family="text">
      <style:text-properties fo:font-size="7pt" style:font-size-asian="7pt"/>
    </style:style>
    <style:style style:name="T28" style:family="text">
      <style:text-properties fo:font-size="18pt" fo:font-weight="bold" style:font-size-asian="18pt" style:font-weight-asian="bold"/>
    </style:style>
    <style:style style:name="T29" style:family="text">
      <style:text-properties fo:font-size="18pt" fo:letter-spacing="0.176cm" fo:font-weight="bold" style:font-size-asian="18pt" style:font-weight-asian="bold"/>
    </style:style>
    <style:style style:name="T30" style:family="text">
      <style:text-properties fo:font-size="16pt" fo:font-weight="bold" style:font-size-asian="16pt" style:font-weight-asian="bold"/>
    </style:style>
    <style:style style:name="T31" style:family="text">
      <style:text-properties fo:background-color="transparent" loext:char-shading-value="0"/>
    </style:style>
    <style:style style:name="T32" style:family="text">
      <style:text-properties fo:color="#000000" loext:opacity="100%" style:font-name="TimesNewRomanPSMT" fo:font-size="10pt" style:text-underline-style="solid" style:text-underline-width="auto" style:text-underline-color="font-color" fo:background-color="transparent" loext:char-shading-value="0" style:font-size-asian="10pt"/>
    </style:style>
    <style:style style:name="T33" style:family="text">
      <style:text-properties fo:color="#000000" loext:opacity="100%" style:font-name="TimesNewRomanPSMT" fo:font-size="10pt" style:text-underline-style="solid" style:text-underline-width="auto" style:text-underline-color="font-color" style:font-size-asian="10pt"/>
    </style:style>
    <style:style style:name="T34" style:family="text">
      <style:text-properties fo:color="#000000" loext:opacity="100%" style:font-name="TimesNewRomanPSMT" fo:font-size="10pt" style:font-size-asian="10pt"/>
    </style:style>
    <style:style style:name="T35" style:family="text">
      <style:text-properties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1fe1ac" fo:background-color="transparent" loext:char-shading-value="0" style:font-size-asian="14pt" style:font-size-complex="14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9" style:family="text">
      <style:text-properties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T40" style:family="text">
      <style:text-properties style:font-name="Times New Roman1" fo:font-size="10pt" fo:font-style="italic" fo:font-weight="bold" style:font-size-asian="10pt" style:font-style-asian="italic" style:font-weight-asian="bold" style:font-size-complex="10pt"/>
    </style:style>
    <style:style style:name="T41" style:family="text">
      <style:text-properties style:font-name="Times New Roman1" fo:font-size="10pt" fo:font-style="italic" fo:font-weight="bold" fo:background-color="transparent" loext:char-shading-value="0" style:font-size-asian="10pt" style:font-style-asian="italic" style:font-weight-asian="bold" style:font-size-complex="10pt"/>
    </style:style>
    <style:style style:name="T42" style:family="text">
      <style:text-properties style:font-name="Times New Roman1"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tyle="italic" fo:font-weight="bold" style:font-style-asian="italic" style:font-weight-asian="bold"/>
    </style:style>
    <style:style style:name="T45" style:family="text">
      <style:text-properties fo:font-size="4pt" fo:font-style="italic" fo:font-weight="bold" style:font-size-asian="4pt" style:font-style-asian="italic" style:font-weight-asian="bold"/>
    </style:style>
    <style:style style:name="T46" style:family="text">
      <style:text-properties style:text-underline-style="solid" style:text-underline-width="auto" style:text-underline-color="font-color" fo:background-color="transparent" loext:char-shading-value="0"/>
    </style:style>
    <style:style style:name="T47" style:family="text">
      <style:text-properties officeooo:rsid="00219352"/>
    </style:style>
    <style:style style:name="T48" style:family="text">
      <style:text-properties fo:font-size="8pt" style:font-size-asian="8pt"/>
    </style:style>
    <style:style style:name="T49" style:family="text">
      <style:text-properties fo:font-size="12pt" style:font-size-asian="12pt"/>
    </style:style>
    <style:style style:name="T50" style:family="text">
      <style:text-properties fo:font-size="8pt" fo:font-weight="bold" style:font-size-asian="8pt" style:font-weight-asian="bold" style:font-size-complex="8pt"/>
    </style:style>
    <style:style style:name="T5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2" style:family="text">
      <style:text-properties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53" style:family="text">
      <style:text-properties fo:font-size="11pt" fo:background-color="transparent" loext:char-shading-value="0" style:font-size-asian="11pt" style:font-size-complex="11pt"/>
    </style:style>
    <style:style style:name="T54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1"><text:span text:style-name="T2"><text:s text:c="2"/></text:span><text:span text:style-name="T3"/></text:p>
          </table:table-cell>
          <table:table-cell table:style-name="Table1.A1" office:value-type="string">
            <text:p text:style-name="P1" loext:marker-style-name="T4"><text:span text:style-name="T4">Министерство науки и высшего образования Российской Федерации</text:span><text:span text:style-name="T4"/></text:p>
            <text:p text:style-name="P1" loext:marker-style-name="T4"><text:span text:style-name="T4">Федеральное государственное бюджетное образовательное учреждение </text:span><text:span text:style-name="T4"/></text:p>
            <text:p text:style-name="P1" loext:marker-style-name="T4"><text:span text:style-name="T4">высшего образования</text:span><text:span text:style-name="T4"/></text:p>
            <text:p text:style-name="P2" loext:marker-style-name="T4"><text:span text:style-name="T4">«Московский государственный технический университет</text:span><text:span text:style-name="T4"/></text:p>
            <text:p text:style-name="P2" loext:marker-style-name="T4"><text:span text:style-name="T4">имени Н.Э. Баумана</text:span><text:span text:style-name="T4"/></text:p>
            <text:p text:style-name="P1" loext:marker-style-name="T4"><text:span text:style-name="T4">(национальный исследовательский университет)»</text:span><text:span text:style-name="T4"/></text:p>
            <text:p text:style-name="P1" loext:marker-style-name="T1"><text:span text:style-name="T4">(МГТУ им. Н.Э. Баумана)</text:span><text:span text:style-name="T4"/></text:p>
          </table:table-cell>
        </table:table-row>
      </table:table>
      <text:p text:style-name="P3" loext:marker-style-name="T5"/>
      <text:p text:style-name="P4" loext:marker-style-name="T6"/>
      <text:p text:style-name="Standard" loext:marker-style-name="T7"><text:span text:style-name="T7">ФАКУЛЬТЕТ </text:span><text:span text:style-name="T8">Информатика и системы управления</text:span></text:p>
      <text:p text:style-name="P5" loext:marker-style-name="T7"/>
      <text:p text:style-name="Standard" loext:marker-style-name="T9"><text:span text:style-name="T7">КАФЕДРА </text:span><text:span text:style-name="T8">Компьютерные системы и сети (ИУ6)</text:span></text:p>
      <text:p text:style-name="P6" loext:marker-style-name="T10"/>
      <text:p text:style-name="P7" loext:marker-style-name="T11"><text:span text:style-name="T7">НАПРАВЛЕНИЕ ПОДГОТОВКИ <text:s/></text:span><text:span text:style-name="T11">09.03.01 <text:s/>Информатика и вычислительная техника</text:span></text:p>
      <text:p text:style-name="Standard" loext:marker-style-name="T9"><text:span text:style-name="T12">БАКАЛАВРСКАЯ ПРОГРАММА </text:span><text:span text:style-name="T11">09.03.01/03 </text:span><text:span text:style-name="T9">Вычислительные машины, <text:s/>комплексы, </text:span></text:p>
      <text:p text:style-name="Standard" loext:marker-style-name="T9"><text:span text:style-name="T9"><text:s text:c="79"/>системы и сети <text:s text:c="19"/></text:span><text:span text:style-name="T9"/></text:p>
      <text:p text:style-name="P8" loext:marker-style-name="T6"/>
      <text:p text:style-name="P1" loext:marker-style-name="T13"><text:span text:style-name="T13">ОТЧЕТ ПО <text:s/>ПРОИЗВОДСТВЕННОЙ ПРАКТИКЕ</text:span><text:span text:style-name="T13"/></text:p>
      <text:p text:style-name="P9" loext:marker-style-name="T6"/>
      <text:p text:style-name="P9" loext:marker-style-name="T6"/>
      <text:p text:style-name="P10" loext:marker-style-name="T14"/>
      <text:p text:style-name="P8" loext:marker-style-name="T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 loext:marker-style-name="T15"><text:span text:style-name="T6">Тип практики </text:span><text:span text:style-name="T6"/></text:p>
          </table:table-cell>
          <table:table-cell table:style-name="Table2.A1" office:value-type="string">
            <text:p text:style-name="P11" loext:marker-style-name="T6"><text:span text:style-name="T6">Эксплуатационная</text:span><text:span text:style-name="T6"/></text:p>
          </table:table-cell>
        </table:table-row>
      </table:table>
      <text:p text:style-name="P12" loext:marker-style-name="T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 loext:marker-style-name="T6"><text:span text:style-name="T6">Название </text:span><text:span text:style-name="T6"/></text:p>
            <text:p text:style-name="Standard" loext:marker-style-name="T15"><text:span text:style-name="T6">предприятия </text:span><text:span text:style-name="T6"/></text:p>
          </table:table-cell>
          <table:table-cell table:style-name="Table3.A1" office:value-type="string">
            <text:p text:style-name="P13" loext:marker-style-name="T17"/>
            <text:p text:style-name="P11" loext:marker-style-name="T18"><text:span text:style-name="T16">НУК ИУ МГТУ им. Н.Э. Баумана</text:span><text:span text:style-name="T16"/></text:p>
          </table:table-cell>
        </table:table-row>
      </table:table>
      <text:p text:style-name="P8" loext:marker-style-name="T6"/>
      <text:p text:style-name="P8" loext:marker-style-name="T6"/>
      <text:p text:style-name="P9" loext:marker-style-name="T6"/>
      <text:p text:style-name="P9" loext:marker-style-name="T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 loext:marker-style-name="T15"><text:span text:style-name="T15">Студент <text:s/></text:span><text:span text:style-name="T6">ИУ6-</text:span><text:span text:style-name="T19">6</text:span><text:span text:style-name="T20">3</text:span><text:span text:style-name="T19">Б</text:span></text:p>
          </table:table-cell>
          <table:table-cell table:style-name="Table4.A1" office:value-type="string">
            <text:p text:style-name="P14" loext:marker-style-name="T15"/>
          </table:table-cell>
          <table:table-cell table:style-name="Table4.A1" office:value-type="string">
            <text:p text:style-name="P15" loext:marker-style-name="T15"/>
          </table:table-cell>
          <table:table-cell table:style-name="Table4.A1" office:value-type="string">
            <text:p text:style-name="P16">К.А.Логачев</text:p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(Подпись, дата)</text:p>
          </table:table-cell>
          <table:table-cell table:style-name="Table4.A1" office:value-type="string">
            <text:p text:style-name="P1">(И.О. Фамилия)</text:p>
          </table:table-cell>
        </table:table-row>
        <table:table-row table:style-name="Table4.2">
          <table:table-cell table:style-name="Table4.A1" table:number-rows-spanned="2" office:value-type="string">
            <text:p text:style-name="Standard" loext:marker-style-name="T15"><text:span text:style-name="T15">Руководитель практики</text:span><text:span text:style-name="T15"/></text:p>
            <text:p text:style-name="Standard" loext:marker-style-name="T15"><text:span text:style-name="T15">от МГТУ им. Н.Э.Баумана</text:span><text:span text:style-name="T15"/></text:p>
          </table:table-cell>
          <table:table-cell table:style-name="Table4.A1" office:value-type="string">
            <text:p text:style-name="P14" loext:marker-style-name="T15"/>
          </table:table-cell>
          <table:table-cell table:style-name="Table4.A1" office:value-type="string">
            <text:p text:style-name="P15" loext:marker-style-name="T15"/>
          </table:table-cell>
          <table:table-cell table:style-name="Table4.A1" office:value-type="string">
            <text:p text:style-name="P17">С.С Данилюк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(Подпись, дата)</text:p>
          </table:table-cell>
          <table:table-cell table:style-name="Table4.A1" office:value-type="string">
            <text:p text:style-name="P1">(И.О. Фамилия)</text:p>
          </table:table-cell>
        </table:table-row>
      </table:table>
      <text:p text:style-name="P18"/>
      <text:p text:style-name="P18"/>
      <text:p text:style-name="Standard"/>
      <text:p text:style-name="Standard"/>
      <text:p text:style-name="Standard"/>
      <text:p text:style-name="Standard"/>
      <text:p text:style-name="P19" loext:marker-style-name="T21"/>
      <text:p text:style-name="Standard" loext:marker-style-name="T15"><text:span text:style-name="T15">Оценка <text:s/>__</text:span><text:span text:style-name="T22">__________________________</text:span><text:span text:style-name="T15">______ <text:s text:c="2"/></text:span></text:p>
      <text:p text:style-name="P19" loext:marker-style-name="T21"/>
      <text:p text:style-name="P19" loext:marker-style-name="T21"/>
      <text:p text:style-name="P19" loext:marker-style-name="T21"/>
      <text:p text:style-name="P20" loext:marker-style-name="T23"/>
      <text:p text:style-name="P1" loext:marker-style-name="T1"><text:span text:style-name="T24">2024 г. </text:span><text:span text:style-name="T25"/></text:p>
      <text:p text:style-name="P21" loext:marker-style-name="T1"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Федеральное государственное бюджетное образовательное учреждение 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Московский государственный технический университет имени Н.Э. Баумана</text:span><text:span text:style-name="T1"/></text:p>
      <text:p text:style-name="P1" loext:marker-style-name="T1"><text:span text:style-name="T1">(национальный исследовательский университет)»</text:span><text:span text:style-name="T1"/></text:p>
      <text:p text:style-name="P22" loext:marker-style-name="T1"><text:span text:style-name="T1">(МГТУ им. Н.Э. Баумана)</text:span><text:span text:style-name="T1"/></text:p>
      <text:p text:style-name="P23" loext:marker-style-name="T26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1" loext:marker-style-name="T28"><text:span text:style-name="T29">ЗАДАНИЕ</text:span><text:span text:style-name="T29"/></text:p>
      <text:p text:style-name="P1" loext:marker-style-name="T30"><text:span text:style-name="T30">на производственную практику</text:span><text:span text:style-name="T30"/></text:p>
      <text:p text:style-name="P25" loext:marker-style-name="T27"/>
      <text:p text:style-name="P26" loext:marker-style-name="T15">по теме <text:span text:style-name="T31">__</text:span><text:span text:style-name="T32">РАЗРАБОТКА</text:span><text:span text:style-name="T33"> ПРОТОТИПА ЧАТ-БОТА</text:span>______________________________________</text:p>
      <text:p text:style-name="P26" loext:marker-style-name="T15"><text:span text:style-name="T34">________________________________________________________________________________________________</text:span></text:p>
      <text:p text:style-name="Standard" loext:marker-style-name="T15"/>
      <text:p text:style-name="P7" loext:marker-style-name="T18">Студент группы <text:s text:c="3"/><text:span text:style-name="T31"><text:s/></text:span><text:span text:style-name="T35">ИУ6-6</text:span><text:span text:style-name="T36">3</text:span><text:span text:style-name="T35">Б</text:span></text:p>
      <text:p text:style-name="Standard">_________________________<text:span text:style-name="T36">Логачева Кирилла Александровича</text:span>_____________________________</text:p>
      <text:p text:style-name="P1">(Фамилия, имя, отчество)</text:p>
      <text:p text:style-name="P27" loext:marker-style-name="T37"/>
      <text:p text:style-name="P7" loext:marker-style-name="T18">Направление подготовки <text:s/><text:span text:style-name="T38">09.03.01 Информатика и вычислительная техника</text:span><text:span text:style-name="T18"/></text:p>
      <text:p text:style-name="Standard" loext:marker-style-name="T38">Бакалаврская программа<text:span text:style-name="T12"> <text:s text:c="2"/></text:span><text:span text:style-name="T38">09.03.01/03 </text:span><text:span text:style-name="T39">Вычислительные машины, комплексы, системы и сети</text:span></text:p>
      <text:p text:style-name="Standard" loext:marker-style-name="T39"><text:span text:style-name="T39"><text:s text:c="20"/></text:span><text:span text:style-name="T39"/></text:p>
      <text:p text:style-name="P28">Тип практики<text:span text:style-name="T39"> <text:s/>Эксплуатационная практика </text:span></text:p>
      <text:p text:style-name="P28">Название предприятия <text:s text:c="2"/><text:span text:style-name="T18">НУК ИУ МГТУ им. Н.Э. Баумана</text:span></text:p>
      <text:p text:style-name="P18"/>
      <text:p text:style-name="P29"><text:span text:style-name="T40">Техническое задание</text:span><text:span text:style-name="T41"> </text:span><text:span text:style-name="T42">_____________________________________________________ _________ <text:s/></text:span></text:p>
      <text:p text:style-name="P30"><text:span text:style-name="T43">Изучение особенностей конструирования и применения чат-ботов, реализация прототипа чат-бота</text:span>________________________________________________________________</text:p>
      <text:p text:style-name="P28"/>
      <text:p text:style-name="P18" loext:marker-style-name="T44"><text:span text:style-name="T44">Оформление отчета по практике:</text:span><text:span text:style-name="T44"/></text:p>
      <text:p text:style-name="P31" loext:marker-style-name="T45"/>
      <text:p text:style-name="P18">Отчет на <text:span text:style-name="T43">15-25</text:span> <text:s/>листах формата А4.</text:p>
      <text:p text:style-name="P32">Перечень графического (иллюстративного) материала (чертежи, плакаты, слайды и т.п.) <text:s text:c="2"/></text:p>
      <text:p text:style-name="P33">_______________________<text:span text:style-name="T31">_</text:span><text:span text:style-name="T46">нет</text:span>__________________________<text:span text:style-name="T47">_________________</text:span></text:p>
      <text:p text:style-name="P34" loext:marker-style-name="T48"/>
      <text:p text:style-name="P18" loext:marker-style-name="T49">Дата выдачи задания « <text:span text:style-name="T43">28</text:span> » <text:span text:style-name="T43">июня </text:span><text:s/><text:span text:style-name="T43">2024</text:span> г.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5" loext:marker-style-name="T1"><text:span text:style-name="T1">Руководитель <text:s/>практики</text:span><text:span text:style-name="T1"/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6">28.06.2024</text:p>
          </table:table-cell>
          <table:table-cell table:style-name="Table5.A1" office:value-type="string">
            <text:p text:style-name="P37">С.С. Данилюк</text:p>
          </table:table-cell>
        </table:table-row>
        <table:table-row table:style-name="Table5.1">
          <table:table-cell table:style-name="Table5.A1" office:value-type="string">
            <text:p text:style-name="Standard" loext:marker-style-name="T37"><text:span text:style-name="T1">от МГТУ им. Н.Э.Баумана</text:span><text:span text:style-name="T50"/></text:p>
          </table:table-cell>
          <table:table-cell table:style-name="Table5.A1" office:value-type="string">
            <text:p text:style-name="P38" loext:marker-style-name="T37"/>
          </table:table-cell>
          <table:table-cell table:style-name="Table5.A1" office:value-type="string">
            <text:p text:style-name="P1" loext:marker-style-name="T37"><text:span text:style-name="T37">(Подпись, дата)</text:span><text:span text:style-name="T37"/></text:p>
          </table:table-cell>
          <table:table-cell table:style-name="Table5.A1" office:value-type="string">
            <text:p text:style-name="P39">(И.О. Фамилия)</text:p>
          </table:table-cell>
        </table:table-row>
        <table:table-row table:style-name="Table5.1">
          <table:table-cell table:style-name="Table5.A1" office:value-type="string">
            <text:p text:style-name="P35" loext:marker-style-name="T1"><text:span text:style-name="T1">Студент</text:span><text:span text:style-name="T1"/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6">28.06.2024<text:bookmark text:name="_GoBack"/></text:p>
          </table:table-cell>
          <table:table-cell table:style-name="Table5.A1" office:value-type="string">
            <text:p text:style-name="P37">К.А. Логачев</text:p>
          </table:table-cell>
        </table:table-row>
        <table:table-row table:style-name="Table5.1">
          <table:table-cell table:style-name="Table5.A1" office:value-type="string">
            <text:p text:style-name="P38" loext:marker-style-name="T37"/>
          </table:table-cell>
          <table:table-cell table:style-name="Table5.A1" office:value-type="string">
            <text:p text:style-name="P38" loext:marker-style-name="T37"/>
          </table:table-cell>
          <table:table-cell table:style-name="Table5.A1" office:value-type="string">
            <text:p text:style-name="P1" loext:marker-style-name="T37"><text:span text:style-name="T37">(Подпись, дата)</text:span><text:span text:style-name="T37"/></text:p>
          </table:table-cell>
          <table:table-cell table:style-name="Table5.A1" office:value-type="string">
            <text:p text:style-name="P1" loext:marker-style-name="T37"><text:span text:style-name="T37">(И.О. Фамилия)</text:span><text:span text:style-name="T37"/></text:p>
          </table:table-cell>
        </table:table-row>
      </table:table>
      <text:p text:style-name="P40" loext:marker-style-name="T51"/>
      <text:p text:style-name="P40" loext:marker-style-name="T51"/>
      <text:p text:style-name="P40" loext:marker-style-name="T51"/>
      <text:p text:style-name="P40" loext:marker-style-name="T51"/>
      <text:p text:style-name="P40" loext:marker-style-name="T51"/>
      <text:p text:style-name="P18"><text:span text:style-name="T52">Примечание</text:span><text:span text:style-name="T53">: Задание оформляется в двух экземплярах.</text:span></text:p>
      <text:p text:style-name="P41" loext:marker-style-name="T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language-asian="en" style:country-asian="US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style:font-name="Calibri" fo:font-family="Calibri" style:font-family-generic="swiss" style:font-pitch="variable" fo:font-size="8pt" style:font-name-asian="Calibri1" style:font-family-asian="Calibri" style:font-family-generic-asian="system" style:font-pitch-asian="variable" style:font-size-asian="8pt" style:font-size-complex="8pt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-nobold" style:family="text" style:parent-style-name="Default_20_Paragraph_20_Font"/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Calibri" fo:font-family="Calibri" style:font-family-generic="swiss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language-asian="en" style:country-asian="US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language-asian="en" style:country-asian="US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language-asian="en" style:country-asian="US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language-asian="en" style:country-asian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>
      <style:text-properties style:text-position="0% 100%"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иложение 5</dc:title>
    <meta:initial-creator>pclab</meta:initial-creator>
    <meta:editing-cycles>6</meta:editing-cycles>
    <meta:print-date>2024-09-02T14:11:43.237796477</meta:print-date>
    <meta:creation-date>2024-02-13T10:40:00</meta:creation-date>
    <dc:date>2024-09-03T20:16:49.406075587</dc:date>
    <meta:editing-duration>PT2M33S</meta:editing-duration>
    <meta:generator>LibreOffice/24.8.0.3$MacOSX_AARCH64 LibreOffice_project/0bdf1299c94fe897b119f97f3c613e9dca6be583</meta:generator>
    <meta:printed-by>PDF files</meta:printed-by>
    <meta:document-statistic meta:table-count="5" meta:image-count="0" meta:object-count="0" meta:page-count="2" meta:paragraph-count="67" meta:word-count="237" meta:character-count="2522" meta:non-whitespace-character-count="2194"/>
    <meta:user-defined meta:name="AppVersion">16.0000</meta:user-defined>
    <meta:user-defined meta:name="Company">bmstu</meta:user-defined>
    <meta:template xlink:type="simple" xlink:actuate="onRequest" xlink:title="Normal" xlink:href=""/>
  </office:meta>
</office:document-meta>
</file>